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-part">Chapter Title</text:p>
      <text:p text:style-name="h1">Section heading (h1)</text:p>
      <text:p text:style-name="p-first">P-first</text:p>
      <text:p text:style-name="p">paragraph</text:p>
      <text:list text:style-name="li1b">
        <text:list-item>
          <text:p text:style-name="li1b">bullet</text:p>
        </text:list-item>
        <text:list-item>
          <text:p text:style-name="li1b"/>
        </text:list-item>
      </text:list>
      <text:p text:style-name="p-first"/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text-transform="uppercase"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 style:master-page-name="">
      <style:paragraph-properties fo:margin-left="0%" fo:margin-right="0cm" fo:margin-top="0.22cm" fo:margin-bottom="0cm" fo:line-height="200%" fo:text-align="start" style:justify-single-word="false" fo:text-indent="0.499cm" style:auto-text-indent="false"/>
      <style:text-properties style:font-name="Times New Roman" fo:font-size="12pt" fo:font-style="normal" style:font-size-asian="10.5pt"/>
    </style:style>
    <style:style style:name="Title-chapter" style:family="paragraph" style:parent-style-name="Title" style:next-style-name="p" style:default-outline-level="1"/>
    <style:style style:name="h1" style:family="paragraph" style:parent-style-name="p-first" style:next-style-name="p-first" style:master-page-name="">
      <style:paragraph-properties fo:margin-left="0%" fo:margin-right="0cm" fo:margin-top="0.42cm" fo:margin-bottom="0.15cm" fo:text-indent="0cm" style:auto-text-indent="false" fo:keep-with-next="always"/>
      <style:text-properties fo:font-variant="small-caps" style:font-name="Times New Roman2" fo:font-size="16pt" style:font-size-asian="10.5pt"/>
    </style:style>
    <style:style style:name="Title-part" style:family="paragraph" style:parent-style-name="Title"/>
    <style:style style:name="p-first" style:family="paragraph" style:parent-style-name="p">
      <style:paragraph-properties fo:margin-left="0%" fo:margin-right="0cm" fo:text-indent="0cm" style:auto-text-indent="false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  <style:text-properties fo:font-style="normal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3cm" fo:margin-left="4.001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6T12:47:54</meta:creation-date>
    <dc:date>2008-10-06T19:44:37</dc:date>
    <dc:language>en-AU</dc:language>
    <meta:editing-cycles>7</meta:editing-cycles>
    <meta:editing-duration>PT25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" meta:character-count="55"/>
  </office:meta>
</office:document-meta>
</file>